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Lucida Console', 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f67" officeooo:paragraph-rsid="00085f79"/>
    </style:style>
    <style:style style:name="P2" style:family="paragraph" style:parent-style-name="Standard">
      <style:text-properties officeooo:rsid="001bcf67" officeooo:paragraph-rsid="000a46d7"/>
    </style:style>
    <style:style style:name="P3" style:family="paragraph" style:parent-style-name="Standard">
      <style:text-properties officeooo:rsid="00085f79" officeooo:paragraph-rsid="00085f79"/>
    </style:style>
    <style:style style:name="P4" style:family="paragraph" style:parent-style-name="Standard">
      <style:text-properties fo:font-weight="bold" officeooo:rsid="00085f79" officeooo:paragraph-rsid="00085f79" style:font-weight-asian="bold" style:font-weight-complex="bold"/>
    </style:style>
    <style:style style:name="P5" style:family="paragraph" style:parent-style-name="Standard">
      <style:text-properties fo:font-weight="bold" officeooo:rsid="000c24ff" officeooo:paragraph-rsid="000c24ff" style:font-weight-asian="bold" style:font-weight-complex="bold"/>
    </style:style>
    <style:style style:name="P6" style:family="paragraph" style:parent-style-name="Standard">
      <style:text-properties fo:font-weight="bold" officeooo:rsid="000f37e0" officeooo:paragraph-rsid="000f37e0" style:font-weight-asian="bold" style:font-weight-complex="bold"/>
    </style:style>
    <style:style style:name="P7" style:family="paragraph" style:parent-style-name="Standard">
      <style:text-properties officeooo:rsid="000f37e0" officeooo:paragraph-rsid="000f37e0"/>
    </style:style>
    <style:style style:name="P8" style:family="paragraph" style:parent-style-name="Standard">
      <style:text-properties officeooo:rsid="000f37e0" officeooo:paragraph-rsid="000f68bd"/>
    </style:style>
    <style:style style:name="P9" style:family="paragraph" style:parent-style-name="Standard">
      <style:text-properties officeooo:rsid="000f37e0" officeooo:paragraph-rsid="001164de"/>
    </style:style>
    <style:style style:name="P10" style:family="paragraph" style:parent-style-name="Standard">
      <style:text-properties officeooo:rsid="000f37e0" officeooo:paragraph-rsid="001214c1"/>
    </style:style>
    <style:style style:name="P11" style:family="paragraph" style:parent-style-name="Standard">
      <style:text-properties officeooo:rsid="000f68bd" officeooo:paragraph-rsid="000f68bd"/>
    </style:style>
    <style:style style:name="P12" style:family="paragraph" style:parent-style-name="Standard">
      <style:text-properties officeooo:rsid="000f68bd" officeooo:paragraph-rsid="0017de0e"/>
    </style:style>
    <style:style style:name="P13" style:family="paragraph" style:parent-style-name="Standard">
      <style:text-properties officeooo:rsid="001164de" officeooo:paragraph-rsid="001164de"/>
    </style:style>
    <style:style style:name="P14" style:family="paragraph" style:parent-style-name="Standard">
      <style:text-properties style:font-name="Courier" officeooo:paragraph-rsid="00140f6e"/>
    </style:style>
    <style:style style:name="P15" style:family="paragraph" style:parent-style-name="Standard">
      <style:text-properties officeooo:paragraph-rsid="00140f6e"/>
    </style:style>
    <style:style style:name="P16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85f79"/>
    </style:style>
    <style:style style:name="T2" style:family="text">
      <style:text-properties officeooo:rsid="000a46d7"/>
    </style:style>
    <style:style style:name="T3" style:family="text">
      <style:text-properties officeooo:rsid="000c24ff"/>
    </style:style>
    <style:style style:name="T4" style:family="text">
      <style:text-properties officeooo:rsid="000d518a"/>
    </style:style>
    <style:style style:name="T5" style:family="text">
      <style:text-properties officeooo:rsid="000f68b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de0e" style:font-weight-asian="bold" style:font-weight-complex="bold"/>
    </style:style>
    <style:style style:name="T8" style:family="text">
      <style:text-properties officeooo:rsid="001164de"/>
    </style:style>
    <style:style style:name="T9" style:family="text">
      <style:text-properties fo:font-variant="normal" fo:text-transform="none" fo:color="#000000" style:font-name="Consolas" fo:font-size="9pt" fo:letter-spacing="normal" fo:font-style="normal" fo:font-weight="normal"/>
    </style:style>
    <style:style style:name="T10" style:family="text">
      <style:text-properties fo:font-variant="normal" fo:text-transform="none" fo:color="#000000" style:font-name="Consolas" fo:font-size="9pt" fo:letter-spacing="normal" fo:font-style="normal" fo:font-weight="normal" officeooo:rsid="001214c1"/>
    </style:style>
    <style:style style:name="T11" style:family="text">
      <style:text-properties fo:font-variant="normal" fo:text-transform="none" fo:color="#000000" fo:font-size="9pt" fo:letter-spacing="normal" fo:font-style="normal" fo:font-weight="normal"/>
    </style:style>
    <style:style style:name="T12" style:family="text">
      <style:text-properties fo:font-variant="normal" fo:text-transform="none" fo:color="#000000" fo:font-size="9pt" fo:letter-spacing="normal" fo:font-style="normal" fo:font-weight="normal" officeooo:rsid="001214c1"/>
    </style:style>
    <style:style style:name="T13" style:family="text">
      <style:text-properties fo:font-variant="normal" fo:text-transform="none" fo:color="#000000" style:font-name="Courier" fo:font-size="9pt" fo:letter-spacing="normal" fo:font-style="normal" fo:font-weight="normal"/>
    </style:style>
    <style:style style:name="T14" style:family="text">
      <style:text-properties fo:font-variant="normal" fo:text-transform="none" fo:color="#000000" style:font-name="Courier" fo:font-size="9pt" fo:letter-spacing="normal" fo:font-style="normal" fo:font-weight="normal" officeooo:rsid="001214c1"/>
    </style:style>
    <style:style style:name="T15" style:family="text"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000000" style:font-name="Liberation Serif" fo:font-size="9pt" fo:letter-spacing="normal" fo:font-style="normal" fo:font-weight="normal" officeooo:rsid="001214c1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1214c1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140f6e" style:font-size-asian="12pt" style:font-size-complex="12pt"/>
    </style:style>
    <style:style style:name="T19" style:family="text">
      <style:text-properties fo:font-variant="normal" fo:text-transform="none" fo:color="#000000" fo:font-size="12pt" fo:letter-spacing="normal" fo:font-style="normal" fo:font-weight="normal" officeooo:rsid="001214c1" style:font-size-asian="12pt" style:font-size-complex="12pt"/>
    </style:style>
    <style:style style:name="T20" style:family="text">
      <style:text-properties fo:font-variant="normal" fo:text-transform="none" fo:color="#000000" fo:font-size="12pt" fo:letter-spacing="normal" fo:font-style="normal" fo:font-weight="normal" officeooo:rsid="00140f6e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Lab 3: <text:span text:style-name="T1">Parallel GREP using processes</text:span></text:h>
      <text:p text:style-name="P4">Part <text:s/>A</text:p>
      <text:p text:style-name="P3">Modify the grep program written in lab 2 to work <text:span text:style-name="T3">on input specified as</text:span> directory. The <text:span text:style-name="T4">grep </text:span>program should <text:span text:style-name="T4">search</text:span> for the pattern in each file within the <text:span text:style-name="T4">specified </text:span>directory. </text:p>
      <text:p text:style-name="P3"/>
      <text:p text:style-name="P6">Steps</text:p>
      <text:p text:style-name="P1">1. Download at least 20 zip files from <text:a xlink:type="simple" xlink:href="http://www.gutenberg.org/robot/harvest" text:style-name="Internet_20_link" text:visited-style-name="Visited_20_Internet_20_Link">http://www.gutenberg.org/robot/harvest</text:a></text:p>
      <text:p text:style-name="P1">2. Unzip these files and copy them in a single directory</text:p>
      <text:p text:style-name="P1">3. Modify the grep program such that it takes a pattern and a directory as input</text:p>
      <text:p text:style-name="P1">4. For each file in the directory, the grep program outputs the following:</text:p>
      <text:p text:style-name="P1">&lt;FileName1&gt;</text:p>
      <text:p text:style-name="P1">&lt;line_no&gt;<text:tab/>line content where a match is found</text:p>
      <text:p text:style-name="P1">&lt;line_no&gt;<text:tab/>line content where a match is found</text:p>
      <text:p text:style-name="P1">&lt;line_no&gt;<text:tab/>line content where a match is found</text:p>
      <text:p text:style-name="P1">.</text:p>
      <text:p text:style-name="P1">.</text:p>
      <text:p text:style-name="P1">.</text:p>
      <text:p text:style-name="P1"># of lines matched, <text:span text:style-name="T2">time-taken-for-execution </text:span></text:p>
      <text:p text:style-name="P1"/>
      <text:p text:style-name="P1">&lt;FileName2&gt;</text:p>
      <text:p text:style-name="P1">&lt;line_no&gt;<text:tab/>line content where a match is found</text:p>
      <text:p text:style-name="P1">&lt;line_no&gt;<text:tab/>line content where a match is found</text:p>
      <text:p text:style-name="P1">&lt;line_no&gt;<text:tab/>line content where a match is found</text:p>
      <text:p text:style-name="P1">.</text:p>
      <text:p text:style-name="P1">.</text:p>
      <text:p text:style-name="P1">.</text:p>
      <text:p text:style-name="P2"># of lines matched, <text:s/><text:span text:style-name="T2">time-taken-for-execution</text:span></text:p>
      <text:p text:style-name="P2"/>
      <text:p text:style-name="P2"/>
      <text:p text:style-name="P5">Part B</text:p>
      <text:p text:style-name="P7">Modify the grep program to work in parallel on the files within a <text:span text:style-name="T5">given</text:span> directory. <text:span text:style-name="T5">Use a master-worker architecture for the program:</text:span> </text:p>
      <text:p text:style-name="P7"/>
      <text:p text:style-name="P9"><text:span text:style-name="T5">1. </text:span>The main program is the parent process. It uses fork() to create child processes, one for each file in the directory. E<text:span text:style-name="T5">very</text:span> child <text:span text:style-name="T5">runs the grep function on its input file and prints the output to new file as shown below.</text:span></text:p>
      <text:p text:style-name="P8"/>
      <text:p text:style-name="P11">Parent</text:p>
      <text:p text:style-name="P11">|-------------- child 1 <text:span text:style-name="T6">&lt;runs grep on the first file and writes the output to ../</text:span><text:span text:style-name="T7">output/</text:span><text:span text:style-name="T6">file1.txt&gt;</text:span></text:p>
      <text:p text:style-name="P12">|-------------- child 2 <text:span text:style-name="T6">&lt;runs grep on second file and writes the output to ../</text:span><text:span text:style-name="T7">output/</text:span><text:span text:style-name="T6">file2.txt&gt;</text:span></text:p>
      <text:p text:style-name="P12">|-------------- child 3 <text:span text:style-name="T6">&lt;runs grep on third file and writes the output to ../</text:span><text:span text:style-name="T7">output/</text:span><text:span text:style-name="T6">file3.txt&gt;</text:span></text:p>
      <text:p text:style-name="P11">.</text:p>
      <text:p text:style-name="P11">.</text:p>
      <text:p text:style-name="P11">.</text:p>
      <text:p text:style-name="P13"/>
      <text:p text:style-name="P15"><text:soft-page-break/><text:span text:style-name="T5">2. The parent program waits for all the child grep processes to complete. It then forks a merger process that concatenates all the output files. Use </text:span><text:span text:style-name="T15">int execvp (const char *file, char *const argv[])</text:span><text:span text:style-name="T17">which is defined in unistd.h </text:span><text:span text:style-name="T18">within the merger process to </text:span><text:span text:style-name="T17">run </text:span><text:span text:style-name="T18">the following command</text:span></text:p>
      <text:p text:style-name="P14"><text:span text:style-name="T19">cat file*.tx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Lucida Console', 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1:10:53.816468333</meta:creation-date>
    <dc:date>2017-08-28T11:56:38.718672239</dc:date>
    <meta:editing-duration>PT35M28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316" meta:character-count="1850" meta:non-whitespace-character-count="1565"/>
  </office:meta>
</office:document-meta>
</file>